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 style:master-page-name="MP0">
      <style:paragraph-properties style:page-number="auto" fo:break-before="page"/>
      <style:text-properties style:font-name="Arial"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4" style:family="paragraph" style:parent-style-name="Standard" style:list-style-name="L1">
      <style:text-properties style:font-name="Arial" fo:font-size="16pt" style:font-size-asian="16pt" style:font-size-complex="16pt"/>
    </style:style>
    <style:style style:name="P5" style:family="paragraph" style:parent-style-name="Standard" style:list-style-name="L5">
      <style:text-properties style:font-name="Arial" fo:font-size="16pt" style:font-size-asian="16pt" style:font-size-complex="16pt"/>
    </style:style>
    <style:style style:name="P6" style:family="paragraph" style:parent-style-name="Standard" style:list-style-name="L5">
      <style:text-properties style:font-name="Arial" fo:font-size="16pt" officeooo:paragraph-rsid="00094492" style:font-size-asian="16pt" style:font-size-complex="16pt"/>
    </style:style>
    <style:style style:name="P7" style:family="paragraph" style:parent-style-name="Standard">
      <style:text-properties style:font-name="Arial" fo:font-size="14pt" style:font-size-asian="14pt" style:font-size-complex="14pt"/>
    </style:style>
    <style:style style:name="P8" style:family="paragraph" style:parent-style-name="Standard" style:list-style-name="L1">
      <style:text-properties style:font-name="Arial" fo:font-size="14pt" style:font-size-asian="14pt" style:font-size-complex="14pt"/>
    </style:style>
    <style:style style:name="P9" style:family="paragraph" style:parent-style-name="Standard" style:list-style-name="L5">
      <style:text-properties style:font-name="Arial" fo:font-size="14pt" style:font-size-asian="14pt" style:font-size-complex="14pt"/>
    </style:style>
    <style:style style:name="P10" style:family="paragraph" style:parent-style-name="Standard" style:list-style-name="L5">
      <style:text-properties style:font-name="Arial" fo:font-size="14pt" officeooo:paragraph-rsid="00094492" style:font-size-asian="14pt" style:font-size-complex="14pt"/>
    </style:style>
    <style:style style:name="P11" style:family="paragraph" style:parent-style-name="Standard" style:list-style-name="L7">
      <style:text-properties style:font-name="Arial" fo:font-size="14pt" style:font-size-asian="14pt" style:font-size-complex="14pt"/>
    </style:style>
    <style:style style:name="P12" style:family="paragraph" style:parent-style-name="Standard">
      <style:text-properties style:font-name="Arial" fo:font-size="14pt" officeooo:rsid="00094492" officeooo:paragraph-rsid="00094492" style:font-size-asian="14pt" style:font-size-complex="14pt"/>
    </style:style>
    <style:style style:name="P13" style:family="paragraph" style:parent-style-name="Standard" style:list-style-name="L1">
      <style:text-properties style:font-name="Arial" fo:font-size="14pt" officeooo:rsid="00094492" officeooo:paragraph-rsid="00094492" style:font-size-asian="14pt" style:font-size-complex="14pt"/>
    </style:style>
    <style:style style:name="P14" style:family="paragraph" style:parent-style-name="Standard" style:list-style-name="L5">
      <style:text-properties style:font-name="Arial" fo:font-size="14pt" officeooo:rsid="00094492" officeooo:paragraph-rsid="00094492" style:font-size-asian="14pt" style:font-size-complex="14pt"/>
    </style:style>
    <style:style style:name="P15" style:family="paragraph" style:parent-style-name="Standard" style:list-style-name="L7">
      <style:text-properties style:font-name="Arial" fo:font-size="14pt" officeooo:rsid="000a5f77" officeooo:paragraph-rsid="000a5f77" style:font-size-asian="14pt" style:font-size-complex="14pt"/>
    </style:style>
    <style:style style:name="P16" style:family="paragraph" style:parent-style-name="Standard">
      <style:text-properties style:font-name="Arial" fo:font-size="14pt" officeooo:rsid="000a5f77" officeooo:paragraph-rsid="000a5f77" style:font-size-asian="14pt" style:font-size-complex="14pt"/>
    </style:style>
    <style:style style:name="P17" style:family="paragraph" style:parent-style-name="Standard" style:list-style-name="L7">
      <style:text-properties style:font-name="Arial" fo:font-size="14pt" officeooo:rsid="000a8368" officeooo:paragraph-rsid="000a8368" style:font-size-asian="14pt" style:font-size-complex="14pt"/>
    </style:style>
    <style:style style:name="P18" style:family="paragraph" style:parent-style-name="Standard">
      <style:text-properties style:font-name="Arial" fo:font-size="14pt" officeooo:rsid="000a8368" officeooo:paragraph-rsid="000a8368" style:font-size-asian="14pt" style:font-size-complex="14pt"/>
    </style:style>
    <style:style style:name="T1" style:family="text">
      <style:text-properties officeooo:rsid="00094492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4" text:style-name="WW_5f_CharLFO2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3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3" text:style-name="WW_5f_CharLFO4LVL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4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4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4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4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5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3" text:style-name="WW_5f_CharLFO6LVL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6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6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6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6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6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6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7LVL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7LVL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7LVL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8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4" text:style-name="WW_5f_CharLFO8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8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8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8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8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8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9LVL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9LVL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9LVL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9LVL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9LVL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9LVL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tzungsprotokolle :</text:p>
      <text:p text:style-name="P1"/>
      <text:list xml:id="list1736012940" text:style-name="L1">
        <text:list-item>
          <text:p text:style-name="P4">Kundeninterview – Beschreibung der Anforderungen</text:p>
          <text:list>
            <text:list-item>
              <text:p text:style-name="P8">Datum: 2017-10-18</text:p>
              <text:list>
                <text:list-item>
                  <text:p text:style-name="P8">Beginn : 15:00</text:p>
                </text:list-item>
                <text:list-item>
                  <text:p text:style-name="P8">Ende : 15:44</text:p>
                </text:list-item>
              </text:list>
            </text:list-item>
            <text:list-item>
              <text:p text:style-name="P8">Teilnehmer : Jan Amann, Marvin Janosch, Dennis Szczepanski, Jan Philip Wahle</text:p>
            </text:list-item>
            <text:list-item>
              <text:p text:style-name="P8">Protokollant : Jan Philip Wahle</text:p>
            </text:list-item>
            <text:list-item>
              <text:p text:style-name="P13">Besprechungspunkte :</text:p>
              <text:list>
                <text:list-item>
                  <text:list>
                    <text:list-item>
                      <text:p text:style-name="P13">Codeverwaltungssystem einheitlich auswählen : Git, GitHub</text:p>
                    </text:list-item>
                    <text:list-item>
                      <text:p text:style-name="P13">Synchronisation aller Sitzungs- sowie Zeitprotokolle</text:p>
                    </text:list-item>
                    <text:list-item>
                      <text:p text:style-name="P13">Frontend soll folgendes beinhalten : </text:p>
                      <text:list>
                        <text:list-item>
                          <text:p text:style-name="P13">Editor :</text:p>
                          <text:list>
                            <text:list-item>
                              <text:p text:style-name="P13">Graphische Oberfläche zum Erstellen von Strecken</text:p>
                            </text:list-item>
                            <text:list-item>
                              <text:p text:style-name="P13">Speicher- und Ladefunktion</text:p>
                            </text:list-item>
                            <text:list-item>
                              <text:p text:style-name="P13">Statische Objekte und Hindernisse</text:p>
                            </text:list-item>
                            <text:list-item>
                              <text:p text:style-name="P13">Dynamische Objekte und Hindernisse</text:p>
                            </text:list-item>
                          </text:list>
                        </text:list-item>
                        <text:list-item>
                          <text:p text:style-name="P13">2D Simulation</text:p>
                        </text:list-item>
                        <text:list-item>
                          <text:p text:style-name="P13">3D Simulation</text:p>
                        </text:list-item>
                      </text:list>
                    </text:list-item>
                    <text:list-item>
                      <text:p text:style-name="P13">Backend soll folgendes beinhalten :</text:p>
                      <text:list>
                        <text:list-item>
                          <text:p text:style-name="P13">Sensorik des Fahrzeuges</text:p>
                        </text:list-item>
                        <text:list-item>
                          <text:p text:style-name="P13">Physikalische Trägheit</text:p>
                        </text:list-item>
                        <text:list-item>
                          <text:p text:style-name="P13">Selbstlernendes Netzwerk (TensorFlow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91707354371160" text:continue-numbering="true" text:style-name="L1">
        <text:list-item>
          <text:p text:style-name="P13">Gruppentreffen 24.10.17</text:p>
          <text:list>
            <text:list-item>
              <text:p text:style-name="P13">Datum : 2017-10-24</text:p>
              <text:list>
                <text:list-item>
                  <text:p text:style-name="P13">Beginn : 14:00</text:p>
                </text:list-item>
                <text:list-item>
                  <text:p text:style-name="P13">Ende : 14:45</text:p>
                </text:list-item>
              </text:list>
            </text:list-item>
            <text:list-item>
              <text:p text:style-name="P13">Teilnehmer : Jan Amann, Marvin Janosch, Jan Philip Wahle, Dennis Szczepanski, Khalid Bellouch</text:p>
            </text:list-item>
            <text:list-item>
              <text:p text:style-name="P13">Protokollant : Dennis Szczepanski</text:p>
            </text:list-item>
            <text:list-item>
              <text:p text:style-name="P13">Besprechungspunkte : </text:p>
              <text:list>
                <text:list-item>
                  <text:list>
                    <text:list-item>
                      <text:p text:style-name="P13">Anlegen einer Codefibel bis zum 1.11.17</text:p>
                    </text:list-item>
                    <text:list-item>
                      <text:p text:style-name="P13">Überarbeiten des Pflichtenheftes und des Glossars bis zum 1.11.17</text:p>
                    </text:list-item>
                    <text:list-item>
                      <text:p text:style-name="P13">Diskussion über das Grundgerüst der Strecke</text:p>
                      <text:list>
                        <text:list-item>
                          <text:p text:style-name="P13">Strecke als mehrdimensionales Grid</text:p>
                        </text:list-item>
                        <text:list-item>
                          <text:p text:style-name="P13">Statische Objekte → Umfahren</text:p>
                        </text:list-item>
                        <text:list-item>
                          <text:p text:style-name="P13">Dynamische Objekte → Bremsen</text:p>
                        </text:list-item>
                        <text:list-item>
                          <text:p text:style-name="P13">Aspekte für Fitness definieren → Zeit ohne Kollision, passierte Teilstrecken</text:p>
                        </text:list-item>
                        <text:list-item>
                          <text:p text:style-name="P13">Vorerst nur ein Fahrzeugtyp</text:p>
                        </text:list-item>
                        <text:list-item>
                          <text:p text:style-name="P13">Speicherung der Strecken → XML, Js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60294210" text:style-name="L5">
        <text:list-item>
          <text:p text:style-name="P5"><text:soft-page-break/>Treffen mit Auftraggeber 24.10.17</text:p>
          <text:list>
            <text:list-item>
              <text:p text:style-name="P6"><text:span text:style-name="T1">Datum : 2017-10-24</text:span></text:p>
              <text:list>
                <text:list-item>
                  <text:p text:style-name="P9">Beginn : 15:05</text:p>
                </text:list-item>
                <text:list-item>
                  <text:p text:style-name="P9">Ende : 15:35</text:p>
                </text:list-item>
              </text:list>
            </text:list-item>
            <text:list-item>
              <text:p text:style-name="P9">Teilnehmer : Jan Amann, Marvin Janosch, Dennis Szczepanski, Khalid Bellouch, Jan Philip Wahle</text:p>
            </text:list-item>
            <text:list-item>
              <text:p text:style-name="P9">Protokollant : Dennis Szczepanski</text:p>
            </text:list-item>
            <text:list-item>
              <text:p text:style-name="P14">Besprechungspunkte : </text:p>
              <text:list>
                <text:list-item>
                  <text:list>
                    <text:list-item>
                      <text:p text:style-name="P14">Erster Einblick in Lasten und Pflichtenheft, sowie Klären von Fragen zu :</text:p>
                      <text:list>
                        <text:list-item>
                          <text:p text:style-name="P14">Einsatzgebiet der Software → Wie in Pflichtenheft dokumentiert</text:p>
                        </text:list-item>
                        <text:list-item>
                          <text:p text:style-name="P14">Produktübersicht → Prototyp des UI</text:p>
                        </text:list-item>
                      </text:list>
                    </text:list-item>
                    <text:list-item>
                      <text:p text:style-name="P14">Besprechen der Gedanken aus dem Gruppentreffen</text:p>
                      <text:list>
                        <text:list-item>
                          <text:p text:style-name="P14">Raster als Strecke → Hindernisse dementsprechend als Fließkomma</text:p>
                        </text:list-item>
                        <text:list-item>
                          <text:p text:style-name="P14">Streckenspeicherung → Json praktisch</text:p>
                        </text:list-item>
                        <text:list-item>
                          <text:p text:style-name="P14">Ladereihenfolge von Objekten → Mapgröße, Streckenteile, Objekte</text:p>
                        </text:list-item>
                        <text:list-item>
                          <text:p text:style-name="P10"><text:span text:style-name="T1">Beispielhafte Produktleistungen → 64x64 Map mit 100 Objek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881833023" text:style-name="L7">
        <text:list-item>
          <text:p text:style-name="P11">Treffen mit Auftraggeber 03.11.17</text:p>
          <text:list>
            <text:list-item>
              <text:p text:style-name="P11">Datum : 2017-11-03</text:p>
              <text:list>
                <text:list-item>
                  <text:p text:style-name="P11">Beginn : 11:00</text:p>
                </text:list-item>
                <text:list-item>
                  <text:p text:style-name="P11">Ende : 11:30</text:p>
                </text:list-item>
              </text:list>
            </text:list-item>
            <text:list-item>
              <text:p text:style-name="P11">Teilnehmer : Jan Amann, Dennis Szczepanski, Khalid Bellouch</text:p>
            </text:list-item>
            <text:list-item>
              <text:p text:style-name="P11">Protokollant : Dennis Szczepanski</text:p>
            </text:list-item>
            <text:list-item>
              <text:p text:style-name="P11">Besprechungspunkte : </text:p>
              <text:list>
                <text:list-item>
                  <text:list>
                    <text:list-item>
                      <text:p text:style-name="P11">Einsicht in Pflichtenheft</text:p>
                    </text:list-item>
                    <text:list-item>
                      <text:p text:style-name="P11">Einsicht in Klassendiagramm</text:p>
                      <text:list>
                        <text:list-item>
                          <text:p text:style-name="P11">Polygone oder Splines als Begrenzung → Splines empfohlen, da diese das Arbeiten vereinfachen</text:p>
                        </text:list-item>
                        <text:list-item>
                          <text:p text:style-name="P11">Editor und Simulation benutzen Qwindow → QT im Klassendiagramm als Paket assoziieren</text:p>
                        </text:list-item>
                      </text:list>
                    </text:list-item>
                    <text:list-item>
                      <text:p text:style-name="P11">Besprechen von kommender Abgabe</text:p>
                      <text:list>
                        <text:list-item>
                          <text:p text:style-name="P11">Benutzerhandbuch</text:p>
                          <text:list>
                            <text:list-item>
                              <text:p text:style-name="P11">Beschreibungen aller Menüs und Funktionen</text:p>
                            </text:list-item>
                          </text:list>
                        </text:list-item>
                        <text:list-item>
                          <text:p text:style-name="P11">Zusätzlich dynamische Diagramme Abgeben</text:p>
                          <text:list>
                            <text:list-item>
                              <text:p text:style-name="P11">Use-Case Diagramm</text:p>
                            </text:list-item>
                            <text:list-item>
                              <text:p text:style-name="P11">Sequenzdiagram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91708974419761" text:continue-numbering="true" text:style-name="L7">
        <text:list-item>
          <text:p text:style-name="P11">Treffen mit Auftraggeber 07.11.17</text:p>
          <text:list>
            <text:list-item>
              <text:p text:style-name="P11">Datum : 2017-11-07</text:p>
              <text:list>
                <text:list-item>
                  <text:p text:style-name="P11"><text:soft-page-break/>Beginn : 15:00</text:p>
                </text:list-item>
                <text:list-item>
                  <text:p text:style-name="P11">Ende : 15:30</text:p>
                </text:list-item>
              </text:list>
            </text:list-item>
            <text:list-item>
              <text:p text:style-name="P11">Teilnehmer : Jan Amann, Khalid Bellouch, Jan Philip Wahle</text:p>
            </text:list-item>
            <text:list-item>
              <text:p text:style-name="P11">Protokollant <text:s/>: Jan Philip Wahle</text:p>
            </text:list-item>
            <text:list-item>
              <text:p text:style-name="P11">Besprechungspunkte</text:p>
              <text:list>
                <text:list-item>
                  <text:list>
                    <text:list-item>
                      <text:p text:style-name="P11">Einsicht in Benutzerhandbuch</text:p>
                    </text:list-item>
                    <text:list-item>
                      <text:p text:style-name="P11">Einsicht in Use-Case-Diagramm/Sequenzdiagramm</text:p>
                      <text:list>
                        <text:list-item>
                          <text:p text:style-name="P11">Weiteres Sequenzdiagramm für das Laden einer Map in die Simulation und die darauffolgende Simulation</text:p>
                        </text:list-item>
                      </text:list>
                    </text:list-item>
                    <text:list-item>
                      <text:p text:style-name="P11">Ziele für kommende Besprechung :</text:p>
                      <text:list>
                        <text:list-item>
                          <text:p text:style-name="P11">Hauptaugenmerk auf Schnittstellendefinition :</text:p>
                          <text:list>
                            <text:list-item>
                              <text:p text:style-name="P11">Einheitlichen Standard für das Speichern von Maps</text:p>
                            </text:list-item>
                            <text:list-item>
                              <text:p text:style-name="P11">Eine Simulation erstellen, die auch ohne Visualisierung läuft</text:p>
                            </text:list-item>
                            <text:list-item>
                              <text:p text:style-name="P11">Aufteilung der Gruppen in :</text:p>
                              <text:list>
                                <text:list-item>
                                  <text:p text:style-name="P11">Visualisierung des Editors</text:p>
                                </text:list-item>
                                <text:list-item>
                                  <text:p text:style-name="P11">Visualisierung der Simulation</text:p>
                                </text:list-item>
                                <text:list-item>
                                  <text:p text:style-name="P11">Simulatio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191709469227733" text:continue-numbering="true" text:style-name="L7">
        <text:list-item>
          <text:p text:style-name="P11">Treffen mit Auftraggeber 14.11.17</text:p>
          <text:list>
            <text:list-item>
              <text:p text:style-name="P11">Datum : 2017-11-14</text:p>
              <text:list>
                <text:list-item>
                  <text:p text:style-name="P11">Beginn : 15:00</text:p>
                </text:list-item>
                <text:list-item>
                  <text:p text:style-name="P11">Ende : 15:30</text:p>
                </text:list-item>
              </text:list>
            </text:list-item>
            <text:list-item>
              <text:p text:style-name="P15">Teilnehmer : Jan Amman, Khalid Bellouch, Jan Philip Wahle, Dennis Szczepanski</text:p>
            </text:list-item>
            <text:list-item>
              <text:p text:style-name="P15">Protokollant : Dennis Szczepanski</text:p>
            </text:list-item>
            <text:list-item>
              <text:p text:style-name="P15">Besprechungspunkte : </text:p>
              <text:list>
                <text:list-item>
                  <text:list>
                    <text:list-item>
                      <text:p text:style-name="P15">Einsicht in Editor</text:p>
                      <text:list>
                        <text:list-item>
                          <text:p text:style-name="P15">Kollisionsabfrage sollte nicht über QT laufen, da Simulation auch über Terminal funktionieren soll</text:p>
                        </text:list-item>
                        <text:list-item>
                          <text:p text:style-name="P15">Raster muss eingebaut werden</text:p>
                        </text:list-item>
                      </text:list>
                    </text:list-item>
                    <text:list-item>
                      <text:p text:style-name="P15">Diskussion ob Klasse ‚Point‘ benötigt wird</text:p>
                      <text:list>
                        <text:list-item>
                          <text:p text:style-name="P15">Ja, denn Simulation könnte auch über Terminal, also ohne QT laufen</text:p>
                        </text:list-item>
                      </text:list>
                    </text:list-item>
                    <text:list-item>
                      <text:p text:style-name="P15">Besprechung der kommenden Ziele :</text:p>
                      <text:list>
                        <text:list-item>
                          <text:p text:style-name="P15">Raster realisieren → QGraphicsGridLayout?</text:p>
                        </text:list-item>
                        <text:list-item>
                          <text:p text:style-name="P15">Mit Simulation beginnnen</text:p>
                        </text:list-item>
                        <text:list-item>
                          <text:p text:style-name="P15">Objekteigenschaften erstellen → TextEdit durch sinnvolle alternative ersetzen</text:p>
                        </text:list-item>
                        <text:list-item>
                          <text:p text:style-name="P15">Dynamische Hindernisse erstellen</text:p>
                        </text:list-item>
                        <text:list-item>
                          <text:p text:style-name="P15">Streckenteile erstellen</text:p>
                          <text:list>
                            <text:list-item>
                              <text:p text:style-name="P15">Kreuzung, T-Kreuzung</text:p>
                            </text:list-item>
                            <text:list-item>
                              <text:p text:style-name="P15">Abgerundete Kurve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91707572252543" text:continue-numbering="true" text:style-name="L7">
        <text:list-item>
          <text:p text:style-name="P15"><text:soft-page-break/>Gruppentreffen 05.12.17</text:p>
          <text:list>
            <text:list-item>
              <text:p text:style-name="P15">Datum : 2017-12-05</text:p>
              <text:list>
                <text:list-item>
                  <text:p text:style-name="P15">Beginn : 13:30 </text:p>
                </text:list-item>
                <text:list-item>
                  <text:p text:style-name="P15">Ende 14:30</text:p>
                </text:list-item>
              </text:list>
            </text:list-item>
            <text:list-item>
              <text:p text:style-name="P15">Teilnehmer : Jan Amann, Jan Philip Wahle, Dennis Szczepanski</text:p>
            </text:list-item>
            <text:list-item>
              <text:p text:style-name="P15">Protokollant : Dennis Szczepanski</text:p>
            </text:list-item>
            <text:list-item>
              <text:p text:style-name="P15">Besprechungspunkte : </text:p>
              <text:list>
                <text:list-item>
                  <text:list>
                    <text:list-item>
                      <text:p text:style-name="P15">Gemeinsamer Einblick in den Code</text:p>
                      <text:list>
                        <text:list-item>
                          <text:p text:style-name="P15">Schnittpunkt des Sensors → Aktuell bool. Sollte aber als double implementiert werden</text:p>
                        </text:list-item>
                        <text:list-item>
                          <text:p text:style-name="P15">‚Undo‘ verursacht Probleme im TreeView → Einzelne Objekte aus TreeView herausnehmen</text:p>
                        </text:list-item>
                        <text:list-item>
                          <text:p text:style-name="P17">Intersection und T-Intersection werden auf bestehenden Tiles erstellt → Diese sollten an einer anderen Position erzeugt werden</text:p>
                        </text:list-item>
                        <text:list-item>
                          <text:p text:style-name="P17">MapPath wird bei geladenen Maps nicht komplett gezeichnet → Siehe GitHub Issue</text:p>
                        </text:list-item>
                        <text:list-item>
                          <text:p text:style-name="P17">Kolisionsdetektion teilweise fehlerhaft → Dennis. Ansonsten GitHub Issue</text:p>
                        </text:list-item>
                        <text:list-item>
                          <text:p text:style-name="P17">Objekteigenschaften werden anders realisiert → TextEdit für Objekteigenschaften löschen, und Eigenschaften entweder als Tooltip, oder als eigenes Fenster bei Rechtsklick realisieren</text:p>
                        </text:list-item>
                        <text:list-item>
                          <text:p text:style-name="P17">Alle weiteren kommenden Schritte und Bugs → Siehe Aufgaben bei Slack und Issues bei GitHub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list xml:id="list191708422150589" text:continue-numbering="true" text:style-name="L7">
        <text:list-item>
          <text:p text:style-name="P17">Treffen mit Auftraggeber 05.12.17</text:p>
          <text:list>
            <text:list-item>
              <text:p text:style-name="P17">Datum : 2017-12-05</text:p>
              <text:list>
                <text:list-item>
                  <text:p text:style-name="P17">Beginn : 15:00</text:p>
                </text:list-item>
                <text:list-item>
                  <text:p text:style-name="P17">Ende : 15:45</text:p>
                </text:list-item>
              </text:list>
            </text:list-item>
            <text:list-item>
              <text:p text:style-name="P17">Teilnehmer : Jan Amann, Jan Philip Wahle, Khalid Bellouch, Dennis Szczepanski</text:p>
            </text:list-item>
            <text:list-item>
              <text:p text:style-name="P17">Protokollant : Dennis Szczepanski</text:p>
            </text:list-item>
            <text:list-item>
              <text:p text:style-name="P17">Besprechungspunkte : </text:p>
              <text:list>
                <text:list-item>
                  <text:list>
                    <text:list-item>
                      <text:p text:style-name="P17">Einsicht in aktuellen Stand</text:p>
                      <text:list>
                        <text:list-item>
                          <text:p text:style-name="P17">Nach wie vor die Empfehlung, dass Simulation auch über Terminal möglich sein sollte</text:p>
                        </text:list-item>
                        <text:list-item>
                          <text:p text:style-name="P17">VTK als Möglichkeit für die 3D-Visualisierung vorgeschlagen</text:p>
                        </text:list-item>
                      </text:list>
                    </text:list-item>
                    <text:list-item>
                      <text:p text:style-name="P17">Empfehlung, dass einzelne Themenbereiche innerhalb der Gruppe aufgeteilt werden sollten. Siehe Slack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Absatz-Standardschriftart" style:family="text"/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4pt" style:font-size-asian="14pt" style:font-size-complex="14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fo:font-size="14pt" style:font-size-asian="14pt" style:font-size-complex="14pt"/>
    </style:style>
    <style:style style:name="WW_5f_CharLFO1LVL4" style:display-name="WW_CharLFO1LVL4" style:family="text">
      <style:text-properties fo:font-size="14pt" style:font-size-asian="14pt" style:font-size-complex="14pt"/>
    </style:style>
    <style:style style:name="WW_5f_CharLFO1LVL5" style:display-name="WW_CharLFO1LVL5" style:family="text">
      <style:text-properties fo:font-size="14pt" style:font-size-asian="14pt" style:font-size-complex="14pt"/>
    </style:style>
    <style:style style:name="WW_5f_CharLFO1LVL6" style:display-name="WW_CharLFO1LVL6" style:family="text">
      <style:text-properties fo:font-size="14pt" style:font-size-asian="14pt" style:font-size-complex="14pt"/>
    </style:style>
    <style:style style:name="WW_5f_CharLFO1LVL7" style:display-name="WW_CharLFO1LVL7" style:family="text">
      <style:text-properties fo:font-size="14pt" style:font-size-asian="14pt" style:font-size-complex="14pt"/>
    </style:style>
    <style:style style:name="WW_5f_CharLFO1LVL8" style:display-name="WW_CharLFO1LVL8" style:family="text">
      <style:text-properties fo:font-size="14pt" style:font-size-asian="14pt" style:font-size-complex="14pt"/>
    </style:style>
    <style:style style:name="WW_5f_CharLFO1LVL9" style:display-name="WW_CharLFO1LVL9" style:family="text">
      <style:text-properties fo:font-size="14pt" style:font-size-asian="14pt" style:font-size-complex="14pt"/>
    </style:style>
    <style:style style:name="WW_5f_CharLFO2LVL1" style:display-name="WW_CharLFO2LVL1" style:family="text">
      <style:text-properties fo:font-size="14pt" style:font-size-asian="14pt" style:font-size-complex="14pt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size="14pt" style:font-size-asian="14pt" style:font-size-complex="14pt"/>
    </style:style>
    <style:style style:name="WW_5f_CharLFO2LVL4" style:display-name="WW_CharLFO2LVL4" style:family="text">
      <style:text-properties fo:font-size="14pt" style:font-size-asian="14pt" style:font-size-complex="14pt"/>
    </style:style>
    <style:style style:name="WW_5f_CharLFO2LVL5" style:display-name="WW_CharLFO2LVL5" style:family="text">
      <style:text-properties fo:font-size="14pt" style:font-size-asian="14pt" style:font-size-complex="14pt"/>
    </style:style>
    <style:style style:name="WW_5f_CharLFO2LVL6" style:display-name="WW_CharLFO2LVL6" style:family="text">
      <style:text-properties fo:font-size="14pt" style:font-size-asian="14pt" style:font-size-complex="14pt"/>
    </style:style>
    <style:style style:name="WW_5f_CharLFO2LVL7" style:display-name="WW_CharLFO2LVL7" style:family="text">
      <style:text-properties fo:font-size="14pt" style:font-size-asian="14pt" style:font-size-complex="14pt"/>
    </style:style>
    <style:style style:name="WW_5f_CharLFO2LVL8" style:display-name="WW_CharLFO2LVL8" style:family="text">
      <style:text-properties fo:font-size="14pt" style:font-size-asian="14pt" style:font-size-complex="14pt"/>
    </style:style>
    <style:style style:name="WW_5f_CharLFO2LVL9" style:display-name="WW_CharLFO2LVL9" style:family="text">
      <style:text-properties fo:font-size="14pt" style:font-size-asian="14pt" style:font-size-complex="14pt"/>
    </style:style>
    <style:style style:name="WW_5f_CharLFO3LVL1" style:display-name="WW_CharLFO3LVL1" style:family="text">
      <style:text-properties fo:font-size="14pt" style:font-size-asian="14pt" style:font-size-complex="14pt"/>
    </style:style>
    <style:style style:name="WW_5f_CharLFO3LVL2" style:display-name="WW_CharLFO3LVL2" style:family="text">
      <style:text-properties fo:font-size="14pt" style:font-size-asian="14pt" style:font-size-complex="14pt"/>
    </style:style>
    <style:style style:name="WW_5f_CharLFO3LVL3" style:display-name="WW_CharLFO3LVL3" style:family="text">
      <style:text-properties fo:font-size="14pt" style:font-size-asian="14pt" style:font-size-complex="14pt"/>
    </style:style>
    <style:style style:name="WW_5f_CharLFO3LVL4" style:display-name="WW_CharLFO3LVL4" style:family="text">
      <style:text-properties fo:font-size="14pt" style:font-size-asian="14pt" style:font-size-complex="14pt"/>
    </style:style>
    <style:style style:name="WW_5f_CharLFO3LVL5" style:display-name="WW_CharLFO3LVL5" style:family="text">
      <style:text-properties fo:font-size="14pt" style:font-size-asian="14pt" style:font-size-complex="14pt"/>
    </style:style>
    <style:style style:name="WW_5f_CharLFO3LVL6" style:display-name="WW_CharLFO3LVL6" style:family="text">
      <style:text-properties fo:font-size="14pt" style:font-size-asian="14pt" style:font-size-complex="14pt"/>
    </style:style>
    <style:style style:name="WW_5f_CharLFO3LVL7" style:display-name="WW_CharLFO3LVL7" style:family="text">
      <style:text-properties fo:font-size="14pt" style:font-size-asian="14pt" style:font-size-complex="14pt"/>
    </style:style>
    <style:style style:name="WW_5f_CharLFO3LVL8" style:display-name="WW_CharLFO3LVL8" style:family="text">
      <style:text-properties fo:font-size="14pt" style:font-size-asian="14pt" style:font-size-complex="14pt"/>
    </style:style>
    <style:style style:name="WW_5f_CharLFO3LVL9" style:display-name="WW_CharLFO3LVL9" style:family="text">
      <style:text-properties fo:font-size="14pt" style:font-size-asian="14pt" style:font-size-complex="14pt"/>
    </style:style>
    <style:style style:name="WW_5f_CharLFO4LVL1" style:display-name="WW_CharLFO4LVL1" style:family="text">
      <style:text-properties fo:font-size="14pt" style:font-size-asian="14pt" style:font-size-complex="14pt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fo:font-size="14pt" style:font-size-asian="14pt" style:font-size-complex="14pt"/>
    </style:style>
    <style:style style:name="WW_5f_CharLFO4LVL4" style:display-name="WW_CharLFO4LVL4" style:family="text">
      <style:text-properties fo:font-size="14pt" style:font-size-asian="14pt" style:font-size-complex="14pt"/>
    </style:style>
    <style:style style:name="WW_5f_CharLFO4LVL5" style:display-name="WW_CharLFO4LVL5" style:family="text">
      <style:text-properties fo:font-size="14pt" style:font-size-asian="14pt" style:font-size-complex="14pt"/>
    </style:style>
    <style:style style:name="WW_5f_CharLFO4LVL6" style:display-name="WW_CharLFO4LVL6" style:family="text">
      <style:text-properties fo:font-size="14pt" style:font-size-asian="14pt" style:font-size-complex="14pt"/>
    </style:style>
    <style:style style:name="WW_5f_CharLFO4LVL7" style:display-name="WW_CharLFO4LVL7" style:family="text">
      <style:text-properties fo:font-size="14pt" style:font-size-asian="14pt" style:font-size-complex="14pt"/>
    </style:style>
    <style:style style:name="WW_5f_CharLFO4LVL8" style:display-name="WW_CharLFO4LVL8" style:family="text">
      <style:text-properties fo:font-size="14pt" style:font-size-asian="14pt" style:font-size-complex="14pt"/>
    </style:style>
    <style:style style:name="WW_5f_CharLFO4LVL9" style:display-name="WW_CharLFO4LVL9" style:family="text">
      <style:text-properties fo:font-size="14pt" style:font-size-asian="14pt" style:font-size-complex="14pt"/>
    </style:style>
    <style:style style:name="WW_5f_CharLFO5LVL1" style:display-name="WW_CharLFO5LVL1" style:family="text">
      <style:text-properties fo:font-size="14pt" style:font-size-asian="14pt" style:font-size-complex="14pt"/>
    </style:style>
    <style:style style:name="WW_5f_CharLFO5LVL2" style:display-name="WW_CharLFO5LVL2" style:family="text">
      <style:text-properties fo:font-size="14pt" style:font-size-asian="14pt" style:font-size-complex="14pt"/>
    </style:style>
    <style:style style:name="WW_5f_CharLFO5LVL3" style:display-name="WW_CharLFO5LVL3" style:family="text">
      <style:text-properties fo:font-size="14pt" style:font-size-asian="14pt" style:font-size-complex="14pt"/>
    </style:style>
    <style:style style:name="WW_5f_CharLFO5LVL4" style:display-name="WW_CharLFO5LVL4" style:family="text">
      <style:text-properties fo:font-size="14pt" style:font-size-asian="14pt" style:font-size-complex="14pt"/>
    </style:style>
    <style:style style:name="WW_5f_CharLFO5LVL5" style:display-name="WW_CharLFO5LVL5" style:family="text">
      <style:text-properties fo:font-size="14pt" style:font-size-asian="14pt" style:font-size-complex="14pt"/>
    </style:style>
    <style:style style:name="WW_5f_CharLFO5LVL6" style:display-name="WW_CharLFO5LVL6" style:family="text">
      <style:text-properties fo:font-size="14pt" style:font-size-asian="14pt" style:font-size-complex="14pt"/>
    </style:style>
    <style:style style:name="WW_5f_CharLFO5LVL7" style:display-name="WW_CharLFO5LVL7" style:family="text">
      <style:text-properties fo:font-size="14pt" style:font-size-asian="14pt" style:font-size-complex="14pt"/>
    </style:style>
    <style:style style:name="WW_5f_CharLFO5LVL8" style:display-name="WW_CharLFO5LVL8" style:family="text">
      <style:text-properties fo:font-size="14pt" style:font-size-asian="14pt" style:font-size-complex="14pt"/>
    </style:style>
    <style:style style:name="WW_5f_CharLFO5LVL9" style:display-name="WW_CharLFO5LVL9" style:family="text">
      <style:text-properties fo:font-size="14pt" style:font-size-asian="14pt" style:font-size-complex="14pt"/>
    </style:style>
    <style:style style:name="WW_5f_CharLFO6LVL1" style:display-name="WW_CharLFO6LVL1" style:family="text">
      <style:text-properties fo:font-size="14pt" style:font-size-asian="14pt" style:font-size-complex="14pt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fo:font-size="14pt" style:font-size-asian="14pt" style:font-size-complex="14pt"/>
    </style:style>
    <style:style style:name="WW_5f_CharLFO6LVL4" style:display-name="WW_CharLFO6LVL4" style:family="text">
      <style:text-properties fo:font-size="14pt" style:font-size-asian="14pt" style:font-size-complex="14pt"/>
    </style:style>
    <style:style style:name="WW_5f_CharLFO6LVL5" style:display-name="WW_CharLFO6LVL5" style:family="text">
      <style:text-properties fo:font-size="14pt" style:font-size-asian="14pt" style:font-size-complex="14pt"/>
    </style:style>
    <style:style style:name="WW_5f_CharLFO6LVL6" style:display-name="WW_CharLFO6LVL6" style:family="text">
      <style:text-properties fo:font-size="14pt" style:font-size-asian="14pt" style:font-size-complex="14pt"/>
    </style:style>
    <style:style style:name="WW_5f_CharLFO6LVL7" style:display-name="WW_CharLFO6LVL7" style:family="text">
      <style:text-properties fo:font-size="14pt" style:font-size-asian="14pt" style:font-size-complex="14pt"/>
    </style:style>
    <style:style style:name="WW_5f_CharLFO6LVL8" style:display-name="WW_CharLFO6LVL8" style:family="text">
      <style:text-properties fo:font-size="14pt" style:font-size-asian="14pt" style:font-size-complex="14pt"/>
    </style:style>
    <style:style style:name="WW_5f_CharLFO6LVL9" style:display-name="WW_CharLFO6LVL9" style:family="text">
      <style:text-properties fo:font-size="14pt" style:font-size-asian="14pt" style:font-size-complex="14pt"/>
    </style:style>
    <style:style style:name="WW_5f_CharLFO7LVL1" style:display-name="WW_CharLFO7LVL1" style:family="text">
      <style:text-properties fo:font-size="14pt" style:font-size-asian="14pt" style:font-size-complex="14pt"/>
    </style:style>
    <style:style style:name="WW_5f_CharLFO7LVL2" style:display-name="WW_CharLFO7LVL2" style:family="text">
      <style:text-properties fo:font-size="14pt" style:font-size-asian="14pt" style:font-size-complex="14pt"/>
    </style:style>
    <style:style style:name="WW_5f_CharLFO7LVL3" style:display-name="WW_CharLFO7LVL3" style:family="text">
      <style:text-properties fo:font-size="14pt" style:font-size-asian="14pt" style:font-size-complex="14pt"/>
    </style:style>
    <style:style style:name="WW_5f_CharLFO7LVL4" style:display-name="WW_CharLFO7LVL4" style:family="text">
      <style:text-properties fo:font-size="14pt" style:font-size-asian="14pt" style:font-size-complex="14pt"/>
    </style:style>
    <style:style style:name="WW_5f_CharLFO7LVL5" style:display-name="WW_CharLFO7LVL5" style:family="text">
      <style:text-properties fo:font-size="14pt" style:font-size-asian="14pt" style:font-size-complex="14pt"/>
    </style:style>
    <style:style style:name="WW_5f_CharLFO7LVL6" style:display-name="WW_CharLFO7LVL6" style:family="text">
      <style:text-properties fo:font-size="14pt" style:font-size-asian="14pt" style:font-size-complex="14pt"/>
    </style:style>
    <style:style style:name="WW_5f_CharLFO7LVL7" style:display-name="WW_CharLFO7LVL7" style:family="text">
      <style:text-properties fo:font-size="14pt" style:font-size-asian="14pt" style:font-size-complex="14pt"/>
    </style:style>
    <style:style style:name="WW_5f_CharLFO7LVL8" style:display-name="WW_CharLFO7LVL8" style:family="text">
      <style:text-properties fo:font-size="14pt" style:font-size-asian="14pt" style:font-size-complex="14pt"/>
    </style:style>
    <style:style style:name="WW_5f_CharLFO7LVL9" style:display-name="WW_CharLFO7LVL9" style:family="text">
      <style:text-properties fo:font-size="14pt" style:font-size-asian="14pt" style:font-size-complex="14pt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fo:font-size="14pt" style:font-size-asian="14pt" style:font-size-complex="14pt"/>
    </style:style>
    <style:style style:name="WW_5f_CharLFO8LVL5" style:display-name="WW_CharLFO8LVL5" style:family="text">
      <style:text-properties fo:font-size="14pt" style:font-size-asian="14pt" style:font-size-complex="14pt"/>
    </style:style>
    <style:style style:name="WW_5f_CharLFO8LVL6" style:display-name="WW_CharLFO8LVL6" style:family="text">
      <style:text-properties fo:font-size="14pt" style:font-size-asian="14pt" style:font-size-complex="14pt"/>
    </style:style>
    <style:style style:name="WW_5f_CharLFO8LVL7" style:display-name="WW_CharLFO8LVL7" style:family="text">
      <style:text-properties fo:font-size="14pt" style:font-size-asian="14pt" style:font-size-complex="14pt"/>
    </style:style>
    <style:style style:name="WW_5f_CharLFO8LVL8" style:display-name="WW_CharLFO8LVL8" style:family="text">
      <style:text-properties fo:font-size="14pt" style:font-size-asian="14pt" style:font-size-complex="14pt"/>
    </style:style>
    <style:style style:name="WW_5f_CharLFO8LVL9" style:display-name="WW_CharLFO8LVL9" style:family="text">
      <style:text-properties fo:font-size="14pt" style:font-size-asian="14pt" style:font-size-complex="14pt"/>
    </style:style>
    <style:style style:name="WW_5f_CharLFO9LVL1" style:display-name="WW_CharLFO9LVL1" style:family="text">
      <style:text-properties fo:font-size="14pt" style:font-size-asian="14pt" style:font-size-complex="14pt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fo:font-size="14pt" style:font-size-asian="14pt" style:font-size-complex="14pt"/>
    </style:style>
    <style:style style:name="WW_5f_CharLFO9LVL5" style:display-name="WW_CharLFO9LVL5" style:family="text">
      <style:text-properties fo:font-size="14pt" style:font-size-asian="14pt" style:font-size-complex="14pt"/>
    </style:style>
    <style:style style:name="WW_5f_CharLFO9LVL6" style:display-name="WW_CharLFO9LVL6" style:family="text">
      <style:text-properties fo:font-size="14pt" style:font-size-asian="14pt" style:font-size-complex="14pt"/>
    </style:style>
    <style:style style:name="WW_5f_CharLFO9LVL7" style:display-name="WW_CharLFO9LVL7" style:family="text">
      <style:text-properties fo:font-size="14pt" style:font-size-asian="14pt" style:font-size-complex="14pt"/>
    </style:style>
    <style:style style:name="WW_5f_CharLFO9LVL8" style:display-name="WW_CharLFO9LVL8" style:family="text">
      <style:text-properties fo:font-size="14pt" style:font-size-asian="14pt" style:font-size-complex="14pt"/>
    </style:style>
    <style:style style:name="WW_5f_CharLFO9LVL9" style:display-name="WW_CharLFO9LVL9" style:family="text">
      <style:text-properties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meta:creation-date>2017-11-04T12:29:00Z</meta:creation-date>
    <dc:date>2017-12-05T19:16:52.378000000</dc:date>
    <meta:editing-cycles>6</meta:editing-cycles>
    <meta:editing-duration>PT12M25S</meta:editing-duration>
    <meta:document-statistic meta:table-count="0" meta:image-count="0" meta:object-count="0" meta:page-count="4" meta:paragraph-count="134" meta:word-count="837" meta:character-count="5592" meta:non-whitespace-character-count="5012"/>
    <meta:template xlink:type="simple" xlink:actuate="onRequest" xlink:title="" xlink:href="../../Downloads/Sitzungsprotokolle(2).odt/Normal"/>
  </office:meta>
</office:document-meta>
</file>